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54e99" officeooo:paragraph-rsid="00154e99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0f82ff" officeooo:paragraph-rsid="000f82ff"/>
    </style:style>
    <style:style style:name="P9" style:family="paragraph" style:parent-style-name="Azione_20_attore" style:list-style-name="L1">
      <style:text-properties officeooo:rsid="000f82ff" officeooo:paragraph-rsid="000f82ff"/>
    </style:style>
    <style:style style:name="P10" style:family="paragraph" style:parent-style-name="Azione_20_attore" style:list-style-name="L1">
      <style:text-properties officeooo:rsid="000f82ff" officeooo:paragraph-rsid="0010d2c3"/>
    </style:style>
    <style:style style:name="P11" style:family="paragraph" style:parent-style-name="Azione_20_attore">
      <style:text-properties officeooo:paragraph-rsid="000f82ff"/>
    </style:style>
    <style:style style:name="P12" style:family="paragraph" style:parent-style-name="Azione_20_attore" style:list-style-name="L1">
      <style:text-properties officeooo:rsid="0010d2c3" officeooo:paragraph-rsid="0010d2c3"/>
    </style:style>
    <style:style style:name="P13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15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6" style:family="paragraph" style:parent-style-name="Azione_20_sistema">
      <style:text-properties officeooo:rsid="000f82ff" officeooo:paragraph-rsid="000f82ff"/>
    </style:style>
    <style:style style:name="P17" style:family="paragraph" style:parent-style-name="Azione_20_sistema" style:list-style-name="L1">
      <style:text-properties officeooo:rsid="000f82ff" officeooo:paragraph-rsid="000f82ff"/>
    </style:style>
    <style:style style:name="P18" style:family="paragraph" style:parent-style-name="Azione_20_sistema" style:list-style-name="L1">
      <style:text-properties officeooo:rsid="000f82ff" officeooo:paragraph-rsid="0010d2c3"/>
    </style:style>
    <style:style style:name="P19" style:family="paragraph" style:parent-style-name="Azione_20_sistema" style:list-style-name="L1">
      <style:text-properties officeooo:rsid="0010d2c3" officeooo:paragraph-rsid="0010d2c3"/>
    </style:style>
    <style:style style:name="P20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1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4a034"/>
    </style:style>
    <style:style style:name="T9" style:family="text">
      <style:text-properties officeooo:rsid="001565ac"/>
    </style:style>
    <style:style style:name="T10" style:family="text">
      <style:text-properties officeooo:rsid="0018bf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8">residente C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10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505495" text:style-name="Numerazione_20_UC">
              <text:list-item text:start-value="1">
                <text:p text:style-name="P8">L'utente accede alla pagina contente il form di compilazione</text:p>
              </text:list-item>
              <text:list-item>
                <text:p text:style-name="P16">Il sistema mostra la pagina richiesta ed attende un eventuale commit</text:p>
              </text:list-item>
              <text:list-item>
                <text:p text:style-name="P11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7512879" text:style-name="L1">
              <text:list-item>
                <text:p text:style-name="P17">Nome : stringa di caratteri</text:p>
              </text:list-item>
              <text:list-item>
                <text:p text:style-name="P9">Cognome: stringa di caratteri</text:p>
              </text:list-item>
              <text:list-item>
                <text:p text:style-name="P17">Luogo di nascita: stringa di caratteri</text:p>
              </text:list-item>
              <text:list-item>
                <text:p text:style-name="P12">Data di nascita: sequenza di interi</text:p>
              </text:list-item>
              <text:list-item>
                <text:p text:style-name="P19">Residenza: stringa di caratteri</text:p>
              </text:list-item>
              <text:list-item>
                <text:p text:style-name="P12">indirizzo: stringa di caratteri</text:p>
              </text:list-item>
              <text:list-item>
                <text:p text:style-name="P19">telefono: sequenza di interi</text:p>
              </text:list-item>
              <text:list-item>
                <text:p text:style-name="P12">email: stringa di caratteri</text:p>
                <text:p text:style-name="P13"><text:span text:style-name="T8">4</text:span><text:span text:style-name="T5">. Continua compilando la sezione relativa ai dati del bambino</text:span></text:p>
              </text:list-item>
              <text:list-item>
                <text:p text:style-name="P18">Nome : stringa di caratteri</text:p>
              </text:list-item>
              <text:list-item>
                <text:p text:style-name="P10">Cognome: stringa di caratteri</text:p>
              </text:list-item>
              <text:list-item>
                <text:p text:style-name="P18">Luogo di nascita: stringa di caratteri</text:p>
              </text:list-item>
              <text:list-item>
                <text:p text:style-name="P12">Data di nascita: sequenza di interi</text:p>
              </text:list-item>
              <text:list-item>
                <text:p text:style-name="P12">indirizzo: stringa di caratteri</text:p>
                <text:p text:style-name="P20">6. Sbarra la casella selezionando il tipo di servizio desiderato</text:p>
                <text:p text:style-name="P14">7. Sbarra le caselle di interesse dichiarando la posizione lavorativa personale e del proprio/a Compagno e/o coniuge</text:p>
                <text:p text:style-name="P13"><text:span text:style-name="T9">8</text:span><text:span text:style-name="T5">. </text:span><text:span text:style-name="T6">Sbarra le casella relative al tipo di materiale da allegare alla domanda</text:span></text:p>
                <text:p text:style-name="P21"><text:span text:style-name="T9">9</text:span>. Sottomette la domanda </text:p>
                <text:list>
                  <text:list-header>
                    <text:p text:style-name="P15"><text:s text:c="26"/><text:span text:style-name="T9">10</text:span>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0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.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16S</meta:editing-duration>
    <meta:editing-cycles>10</meta:editing-cycles>
    <meta:generator>LibreOffice/3.6$Windows_x86 LibreOffice_project/da8c1e6-fd468f4-454e206-f42a4a9-143cfd</meta:generator>
    <dc:date>2012-10-21T17:38:24.49</dc:date>
    <meta:document-statistic meta:table-count="1" meta:image-count="0" meta:object-count="0" meta:page-count="1" meta:paragraph-count="37" meta:word-count="271" meta:character-count="1699" meta:non-whitespace-character-count="1455"/>
  </office:meta>
</office:document-meta>
</file>